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.Moore</text:p>
      <text:p text:style-name="Normal">2.7.19</text:p>
      <text:p text:style-name="Normal">Notes taken from webpage:<text:s/><text:a xlink:href="http://wiki.seeedstudio.com/Grove-Water_Atomization/" office:target-frame-name="_top" xlink:show="replace"><text:span text:style-name="Hyperlink">http://wiki.seeedstudio.com/Grove-Water_Atomization/</text:span></text:a></text:p>
      <text:p text:style-name="Normal"><text:a xlink:href="https://www.seeedstudio.com/Grove-Water-Atomization-v1-0-p-2542.html" office:target-frame-name="_top" xlink:show="replace"><text:span text:style-name="Hyperlink">https://www.seeedstudio.com/Grove-Water-Atomization-v1-0-p-2542.html</text:span></text:a></text:p>
      <text:p text:style-name="Normal"/>
      <text:p text:style-name="Normal">Smart Humidifier<text:s/>Video Link:<text:s/><text:a xlink:href="https://www.youtube.com/watch?time_continue=140&amp;v=m9GP9BZYUOU" office:target-frame-name="_top" xlink:show="replace"><text:span text:style-name="Hyperlink">https://www</text:span><text:span text:style-name="Hyperlink">.youtube.com/watch?time_continue=140&amp;v=m9GP9BZYUOU</text:span></text:a></text:p>
      <text:p text:style-name="Normal"/>
      <text:p text:style-name="Normal">Atomizer is controlled digitally.<text:s text:c="2"/>Not sure if I need to drive input pin @ 3v or 5v.</text:p>
      <text:p text:style-name="Normal">See webpage for idea on controlling atomizer.</text:p>
      <text:p text:style-name="Normal">No Python code but should be easily controlled manuall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cmoore</meta:initial-creator>
    <dc:creator>tcmoore</dc:creator>
    <meta:creation-date>2019-02-06T15:16:00Z</meta:creation-date>
    <dc:date>2019-02-07T19:42:00Z</dc:date>
    <meta:template xlink:href="Normal.dotm" xlink:type="simple"/>
    <meta:editing-cycles>14</meta:editing-cycles>
    <meta:editing-duration>PT3660S</meta:editing-duration>
    <meta:document-statistic meta:page-count="1" meta:paragraph-count="1" meta:word-count="101" meta:character-count="678" meta:row-count="4" meta:non-whitespace-character-count="578"/>
  </office:meta>
</office:document-meta>
</file>